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1.863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ext_20_body">
      <style:paragraph-properties fo:text-align="center" style:justify-single-word="false"/>
      <style:text-properties officeooo:paragraph-rsid="000d420f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paragraph-rsid="000d420f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d420f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d420f"/>
    </style:style>
    <style:style style:name="P5" style:family="paragraph" style:parent-style-name="Table_20_Contents">
      <style:text-properties fo:font-weight="bold" officeooo:paragraph-rsid="000d420f" style:font-weight-asian="bold" style:font-weight-complex="bold"/>
    </style:style>
    <style:style style:name="P6" style:family="paragraph" style:parent-style-name="Table_20_Contents">
      <style:text-properties officeooo:rsid="00105599" officeooo:paragraph-rsid="000d420f"/>
    </style:style>
    <style:style style:name="P7" style:family="paragraph" style:parent-style-name="Table_20_Contents">
      <style:text-properties officeooo:paragraph-rsid="000d420f"/>
    </style:style>
    <style:style style:name="P8" style:family="paragraph" style:parent-style-name="Azione_20_attore" style:list-style-name="Numerazione_20_UC">
      <style:text-properties officeooo:paragraph-rsid="000d420f"/>
    </style:style>
    <style:style style:name="P9" style:family="paragraph" style:parent-style-name="Azione_20_attore" style:list-style-name="Numerazione_20_UC">
      <style:text-properties officeooo:paragraph-rsid="000f2b4c"/>
    </style:style>
    <style:style style:name="P10" style:family="paragraph" style:parent-style-name="Azione_20_sistema" style:list-style-name="Numerazione_20_UC">
      <style:paragraph-properties fo:margin-left="2.501cm" fo:margin-right="0cm" fo:text-indent="-1.45cm" style:auto-text-indent="false"/>
    </style:style>
    <style:style style:name="P11" style:family="paragraph" style:parent-style-name="Azione_20_sistema" style:list-style-name="Numerazione_20_UC">
      <style:paragraph-properties fo:margin-left="2.501cm" fo:margin-right="0cm" fo:text-indent="-1.45cm" style:auto-text-indent="false"/>
      <style:text-properties officeooo:paragraph-rsid="0010f130"/>
    </style:style>
    <style:style style:name="T1" style:family="text">
      <style:text-properties officeooo:rsid="00105599"/>
    </style:style>
    <style:style style:name="T2" style:family="text">
      <style:text-properties officeooo:rsid="000d420f"/>
    </style:style>
    <style:style style:name="T3" style:family="text">
      <style:text-properties officeooo:rsid="000e2c3e"/>
    </style:style>
    <style:style style:name="T4" style:family="text">
      <style:text-properties officeooo:rsid="000f2b4c"/>
    </style:style>
    <style:style style:name="T5" style:family="text">
      <style:text-properties officeooo:rsid="0010f13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5">Nome dello use case</text:p>
          </table:table-cell>
          <table:table-cell table:style-name="Tabella33.B1" office:value-type="string">
            <text:p text:style-name="P7"><text:span text:style-name="T2">Selezion</text:span><text:span text:style-name="T3">a</text:span><text:span text:style-name="T2"> File</text:span></text:p>
          </table:table-cell>
        </table:table-row>
        <table:table-row table:style-name="Tabella33.1">
          <table:table-cell table:style-name="Tabella33.A2" office:value-type="string">
            <text:p text:style-name="P5">Specializza</text:p>
          </table:table-cell>
          <table:table-cell table:style-name="Tabella33.B2" office:value-type="string">
            <text:p text:style-name="P7">N/D</text:p>
          </table:table-cell>
        </table:table-row>
        <table:table-row table:style-name="Tabella33.3">
          <table:table-cell table:style-name="Tabella33.A2" office:value-type="string">
            <text:p text:style-name="P5">Attori partecipanti</text:p>
          </table:table-cell>
          <table:table-cell table:style-name="Tabella33.B2" office:value-type="string">
            <text:p text:style-name="P7">Utente <text:span text:style-name="T1">del sistema</text:span></text:p>
          </table:table-cell>
        </table:table-row>
        <table:table-row table:style-name="Tabella33.3">
          <table:table-cell table:style-name="Tabella33.A2" office:value-type="string">
            <text:p text:style-name="P5">Entry condition</text:p>
          </table:table-cell>
          <table:table-cell table:style-name="Tabella33.B2" office:value-type="string">
            <text:p text:style-name="P7">L'utente<text:span text:style-name="T1"> </text:span>accede al sistema e viene riconosciuto come Utente <text:span text:style-name="T2">del Sistema</text:span></text:p>
          </table:table-cell>
        </table:table-row>
        <table:table-row table:style-name="Tabella33.5">
          <table:table-cell table:style-name="Tabella33.A2" office:value-type="string">
            <text:p text:style-name="P5">Flusso di eventi</text:p>
          </table:table-cell>
          <table:table-cell table:style-name="Tabella33.B2" office:value-type="string">
            <text:list xml:id="list36496083" text:style-name="Numerazione_20_UC">
              <text:list-item text:start-value="1">
                <text:p text:style-name="P8">L'utente <text:span text:style-name="T3">seleziona la funzionalità “Allega file”</text:span></text:p>
              </text:list-item>
              <text:list-item>
                <text:p text:style-name="P10"><text:span text:style-name="T4">Il sistema mostra all'utente un form per l'aggiunta di un file dal suo computer </text:span></text:p>
              </text:list-item>
              <text:list-item>
                <text:p text:style-name="P9"><text:span text:style-name="T4">L'utente del sistema seleziona un file</text:span></text:p>
                <text:p text:style-name="P11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5">Exit condition</text:p>
          </table:table-cell>
          <table:table-cell table:style-name="Tabella33.B2" office:value-type="string">
            <text:p text:style-name="P7">L'utente <text:span text:style-name="T1">del sistema</text:span> <text:span text:style-name="T5">allega il file dal suo computer</text:span></text:p>
          </table:table-cell>
        </table:table-row>
        <table:table-row table:style-name="Tabella33.7">
          <table:table-cell table:style-name="Tabella33.A2" office:value-type="string">
            <text:p text:style-name="P5">Exception condition</text:p>
          </table:table-cell>
          <table:table-cell table:style-name="Tabella33.B2" office:value-type="string">
            <text:list xml:id="list36476885" text:style-name="L1">
              <text:list-header>
                <text:p text:style-name="P4">Nel caso di un errore . l sistema mostra all’utente <text:span text:style-name="T1">del sistema</text:span> un messaggio di errore che ne indica la causa.</text:p>
              </text:list-header>
            </text:list>
          </table:table-cell>
        </table:table-row>
        <table:table-row>
          <table:table-cell table:style-name="Tabella33.A2" office:value-type="string">
            <text:p text:style-name="P5">Requisiti qualitativi</text:p>
          </table:table-cell>
          <table:table-cell table:style-name="Tabella33.B2" office:value-type="string">
            <text:p text:style-name="P6">L'utente del sistema <text:span text:style-name="T5">allegherà un file dal suo computer in meno di 20 secondi.</text:span></text:p>
          </table:table-cell>
        </table:table-row>
      </table:table>
      <text:p text:style-name="P3"/>
      <text:p text:style-name="P2">UC_H_<text:span text:style-name="T2">60</text:span>_<text:span text:style-name="T2">Selezion</text:span><text:span text:style-name="T3">a</text:span><text:span text:style-name="T2"> Fi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2T16:35:23.52</meta:creation-date>
    <dc:date>2012-11-22T16:41:57.14</dc:date>
    <meta:editing-duration>PT5M7S</meta:editing-duration>
    <meta:editing-cycles>4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9" meta:word-count="110" meta:character-count="674" meta:non-whitespace-character-count="585"/>
  </office:meta>
</office:document-meta>
</file>